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6cm" draw:marker-start-width="0.358cm" draw:marker-end="Arrow" draw:marker-end-width="0.358cm" draw:fill="none" draw:textarea-horizontal-align="center" draw:textarea-vertical-align="middle" fo:padding-top="0.052cm" fo:padding-bottom="0.052cm" fo:padding-left="0.052cm" fo:padding-right="0.052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1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5.87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42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207cm"/>
    </style:style>
    <style:style style:name="gr6" style:family="graphic" style:parent-style-name="Default_5f_1">
      <style:graphic-properties draw:stroke="none" draw:fill="none" fo:min-height="2.533cm"/>
    </style:style>
    <style:style style:name="gr7" style:family="graphic" style:parent-style-name="standard">
      <style:graphic-properties draw:stroke="none" draw:fill="none" fo:min-height="2.051cm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none"/>
      <style:paragraph-properties fo:text-align="center"/>
      <style:text-properties fo:font-size="48pt" style:font-size-asian="48pt" style:font-size-complex="48pt"/>
    </style:style>
    <style:style style:name="P5" style:family="paragraph">
      <style:text-properties fo:color="#ff3300" fo:font-style="italic" style:font-style-asian="italic" style:font-style-complex="italic"/>
    </style:style>
    <style:style style:name="P6" style:family="paragraph">
      <loext:graphic-properties draw:fill="none"/>
      <style:text-properties fo:color="#ff3300" fo:font-style="italic" style:font-style-asian="italic" style:font-style-complex="italic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ff3300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4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g>
          <draw:line draw:style-name="gr1" draw:text-style-name="P1" draw:layer="layout" svg:x1="2.062cm" svg:y1="3.538cm" svg:x2="25.062cm" svg:y2="3.538cm">
            <text:p/>
          </draw:line>
          <draw:line draw:style-name="gr1" draw:text-style-name="P1" draw:layer="layout" svg:x1="2.062cm" svg:y1="6.538cm" svg:x2="25.062cm" svg:y2="6.538cm">
            <text:p/>
          </draw:line>
          <draw:custom-shape draw:style-name="gr2" draw:text-style-name="P2" draw:layer="layout" svg:width="2cm" svg:height="2cm" svg:x="2.062cm" svg:y="4.03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2cm" svg:x="4.562cm" svg:y="4.03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2cm" svg:x="7.062cm" svg:y="4.03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2cm" svg:x="9.562cm" svg:y="4.03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2cm" svg:x="12.062cm" svg:y="4.03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2cm" svg:x="14.562cm" svg:y="4.03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2cm" svg:x="17.062cm" svg:y="4.03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2cm" svg:x="19.562cm" svg:y="4.03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2cm" svg:x="22.062cm" svg:y="4.038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6.374cm" svg:height="1.28cm" svg:x="2cm" svg:y="2.076cm">
            <draw:text-box>
              <text:p><text:span text:style-name="T1">Order Stream</text:span></text:p>
            </draw:text-box>
          </draw:frame>
        </draw:g>
        <draw:g>
          <draw:line draw:style-name="gr1" draw:text-style-name="P1" draw:layer="layout" svg:x1="2.062cm" svg:y1="16.5cm" svg:x2="25.062cm" svg:y2="16.5cm">
            <text:p/>
          </draw:line>
          <draw:line draw:style-name="gr1" draw:text-style-name="P1" draw:layer="layout" svg:x1="2.062cm" svg:y1="19.5cm" svg:x2="25.062cm" svg:y2="19.5cm">
            <text:p/>
          </draw:line>
          <draw:custom-shape draw:style-name="gr2" draw:text-style-name="P2" draw:layer="layout" svg:width="2cm" svg:height="2cm" svg:x="2.062cm" svg:y="1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2cm" svg:x="4.562cm" svg:y="1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2cm" svg:x="7.062cm" svg:y="1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2cm" svg:x="9.562cm" svg:y="1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2cm" svg:x="12.062cm" svg:y="1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2cm" svg:x="14.562cm" svg:y="1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2cm" svg:x="17.062cm" svg:y="1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2cm" svg:x="19.562cm" svg:y="1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2cm" svg:x="22.062cm" svg:y="17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3" draw:layer="layout" svg:width="8.926cm" svg:height="1.28cm" svg:x="2cm" svg:y="15.038cm">
            <draw:text-box>
              <text:p><text:span text:style-name="T1">Notification Stream</text:span></text:p>
            </draw:text-box>
          </draw:frame>
        </draw:g>
        <draw:g>
          <draw:line draw:style-name="gr1" draw:text-style-name="P1" draw:layer="layout" svg:x1="2.062cm" svg:y1="10.462cm" svg:x2="25.062cm" svg:y2="10.462cm">
            <text:p/>
          </draw:line>
          <draw:line draw:style-name="gr1" draw:text-style-name="P1" draw:layer="layout" svg:x1="2.062cm" svg:y1="13.462cm" svg:x2="25.062cm" svg:y2="13.462cm">
            <text:p/>
          </draw:line>
          <draw:custom-shape draw:style-name="gr2" draw:text-style-name="P2" draw:layer="layout" svg:width="2cm" svg:height="2cm" svg:x="2.062cm" svg:y="10.9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2cm" svg:x="4.562cm" svg:y="10.9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2cm" svg:x="7.062cm" svg:y="10.9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2cm" svg:x="9.562cm" svg:y="10.9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2cm" svg:x="12.062cm" svg:y="10.9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2cm" svg:x="14.562cm" svg:y="10.9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2cm" svg:x="17.062cm" svg:y="10.9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2cm" svg:x="19.562cm" svg:y="10.9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cm" svg:height="2cm" svg:x="22.062cm" svg:y="10.96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7.707cm" svg:height="1.28cm" svg:x="2cm" svg:y="9cm">
            <draw:text-box>
              <text:p><text:span text:style-name="T1">Payment Stream</text:span></text:p>
            </draw:text-box>
          </draw:frame>
        </draw:g>
        <draw:frame draw:style-name="gr6" draw:text-style-name="P4" draw:layer="layout" svg:width="9.374cm" svg:height="2.783cm" svg:x="8.626cm" svg:y="1.218cm">
          <draw:text-box>
            <text:p text:style-name="P2"><text:span text:style-name="T2">Events</text:span></text:p>
          </draw:text-box>
        </draw:frame>
        <draw:frame draw:style-name="gr7" draw:text-style-name="P6" draw:layer="layout" svg:width="7.5cm" svg:height="2.301cm" svg:x="2cm" svg:y="7cm">
          <draw:text-box>
            <text:p text:style-name="P5"><text:span text:style-name="T3">OrderMade...</text:span></text:p>
          </draw:text-box>
        </draw:frame>
        <draw:line draw:style-name="gr8" draw:text-style-name="P1" draw:layer="layout" svg:x1="3.5cm" svg:y1="7cm" svg:x2="3cm" svg:y2="5cm">
          <text:p/>
        </draw:line>
        <draw:line draw:style-name="gr8" draw:text-style-name="P1" draw:layer="layout" svg:x1="5.5cm" svg:y1="7cm" svg:x2="5.5cm" svg:y2="5cm">
          <text:p/>
        </draw:line>
        <draw:line draw:style-name="gr8" draw:text-style-name="P1" draw:layer="layout" svg:x1="7.5cm" svg:y1="7cm" svg:x2="8cm" svg:y2="5cm">
          <text:p/>
        </draw:lin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user-transformed="true">
            <draw:text-box>
              <text:p><text:span text:style-name="T4">Ask the audience.</text:span></text:p>
              <text:p><text:span text:style-name="T4"/></text:p>
              <text:p><text:span text:style-name="T4">One big one.</text:span></text:p>
              <text:p><text:span text:style-name="T4"/></text:p>
              <text:p><text:span text:style-name="T4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6M9S</meta:editing-duration>
    <meta:editing-cycles>6</meta:editing-cycles>
    <meta:generator>LibreOffice/5.2.3.2$Linux_X86_64 LibreOffice_project/20m0$Build-2</meta:generator>
    <dc:date>2016-12-16T12:20:12.972172001</dc:date>
    <meta:document-statistic meta:object-count="67"/>
  </office:meta>
</office:document-meta>
</file>